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8400000334FC29D3161C936D35.png" manifest:media-type="image/png"/>
  <manifest:file-entry manifest:full-path="Pictures/10000201000000E1000000E1DD4C64957C96976E.png" manifest:media-type="image/png"/>
  <manifest:file-entry manifest:full-path="Pictures/TablePreview1.svm" manifest:media-type=""/>
  <manifest:file-entry manifest:full-path="Pictures/10000201000000E1000000E1C8F2DD0E86F20E68.png" manifest:media-type="image/png"/>
  <manifest:file-entry manifest:full-path="Pictures/10000201000000E1000000E1559FACBC0485C05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000000" fo:min-height="0.945cm"/>
      <style:paragraph-properties style:writing-mode="lr-tb"/>
    </style:style>
    <style:style style:name="gr2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0.55cm" fo:min-width="7.2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cccccc" fo:min-height="0.712cm"/>
      <style:paragraph-properties style:writing-mode="lr-tb"/>
    </style:style>
    <style:style style:name="gr5" style:family="graphic" style:parent-style-name="standard">
      <style:graphic-properties draw:stroke="none" draw:fill="none" fo:min-height="0.712cm"/>
      <style:paragraph-properties style:writing-mode="lr-tb"/>
    </style:style>
    <style:style style:name="gr6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0.475cm" fo:min-width="4.4cm"/>
      <style:paragraph-properties style:writing-mode="lr-tb"/>
    </style:style>
    <style:style style:name="gr7" style:family="graphic" style:parent-style-name="standard" style:list-style-name="L3">
      <style:graphic-properties svg:stroke-color="#666666" draw:fill-color="#666666" draw:textarea-horizontal-align="justify" draw:textarea-vertical-align="middle" draw:auto-grow-height="false" fo:min-height="0.475cm" fo:min-width="0.1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0.475cm" fo:min-width="2.6cm"/>
      <style:paragraph-properties style:writing-mode="lr-tb"/>
    </style:style>
    <style:style style:name="gr10" style:family="graphic" style:parent-style-name="standard" style:list-style-name="L3">
      <style:graphic-properties svg:stroke-color="#666666" draw:fill-color="#666666" draw:textarea-horizontal-align="justify" draw:textarea-vertical-align="middle" draw:auto-grow-height="false" fo:min-height="0.475cm" fo:min-width="0.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co1" style:family="table-column">
      <style:table-column-properties style:column-width="10.96cm" style:use-optimal-column-width="false"/>
    </style:style>
    <style:style style:name="co2" style:family="table-column">
      <style:table-column-properties style:column-width="8.841cm" style:use-optimal-column-width="false"/>
    </style:style>
    <style:style style:name="co3" style:family="table-column">
      <style:table-column-properties style:column-width="6.699cm" style:use-optimal-column-width="false"/>
    </style:style>
    <style:style style:name="ro1" style:family="table-row">
      <style:table-row-properties style:row-height="1.999cm"/>
    </style:style>
    <style:style style:name="ce1" style:family="table-cell">
      <style:text-properties fo:color="#ffffff"/>
    </style:style>
    <style:style style:name="ce2" style:family="table-cell">
      <style:paragraph-properties fo:border-left="none" fo:border-right="0.03pt solid #ffffff" fo:border-top="0.03pt solid #ffffff" fo:border-bottom="0.03pt solid #ffffff"/>
      <style:text-properties fo:color="#ffffff" fo:background-color="transparent"/>
    </style:style>
    <style:style style:name="ce3" style:family="table-cell">
      <style:text-properties fo:color="#ffffff" fo:font-size="18pt" style:font-size-asian="18pt" style:font-size-complex="18pt"/>
    </style:style>
    <style:style style:name="ce4" style:family="table-cell">
      <style:text-properties fo:font-size="18pt" style:font-size-asian="18pt" style:font-size-complex="18pt"/>
    </style:style>
    <style:style style:name="P1" style:family="paragraph">
      <style:text-properties fo:color="#ffffff" fo:background-color="transparent"/>
    </style:style>
    <style:style style:name="P2" style:family="paragraph">
      <style:text-properties fo:color="#ffffff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0000"/>
      <style:paragraph-properties fo:text-align="center" style:writing-mode="lr-tb"/>
      <style:text-properties fo:color="#c9211e" fo:font-size="24pt" fo:font-style="italic" style:font-size-asian="24pt" style:font-style-asian="italic" style:font-size-complex="24pt" style:font-style-complex="italic"/>
    </style:style>
    <style:style style:name="P5" style:family="paragraph">
      <style:paragraph-properties fo:text-align="center" style:writing-mode="lr-tb"/>
      <style:text-properties fo:language="fr" fo:country="FR"/>
    </style:style>
    <style:style style:name="P6" style:family="paragraph">
      <loext:graphic-properties draw:fill-color="#b2b2b2" draw:opacity="85%"/>
      <style:paragraph-properties fo:text-align="center" style:writing-mode="lr-tb"/>
      <style:text-properties fo:language="fr" fo:country="F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cccccc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background-color="#cccccc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fr" fo:country="FR"/>
    </style:style>
    <style:style style:name="P12" style:family="paragraph">
      <loext:graphic-properties draw:fill-color="#666666"/>
      <style:paragraph-properties fo:margin-left="0cm" fo:margin-right="0cm" fo:margin-top="0cm" fo:margin-bottom="0cm" fo:line-height="100%" fo:text-align="center" fo:text-indent="0cm" style:writing-mode="lr-tb"/>
      <style:text-properties fo:language="fr" fo:country="FR"/>
    </style:style>
    <style:style style:name="P13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color="#ffffff" fo:background-color="transparent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c9211e" fo:font-size="24pt" fo:font-style="italic" style:font-size-asian="24pt" style:font-style-asian="italic" style:font-size-complex="24pt" style:font-style-complex="italic"/>
    </style:style>
    <style:style style:name="T6" style:family="text">
      <style:text-properties fo:language="fr" fo:country="FR"/>
    </style:style>
    <style:style style:name="T7" style:family="text">
      <style:text-properties fo:color="#000000" style:font-name="Liberation Sans1" fo:font-size="11pt" fo:language="fr" fo:country="FR" style:font-name-asian="Liberation Sans1" style:font-size-asian="11pt" style:font-name-complex="Liberation Sans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6.499cm" svg:height="3.997cm" svg:x="1.501cm" svg:y="11.0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">Agent</text:span></text:p>
              </table:table-cell>
              <table:table-cell table:style-name="ce2">
                <text:p text:style-name="P1"><text:span text:style-name="T2">Nombre de pointage </text:span></text:p>
              </table:table-cell>
              <table:table-cell table:style-name="ce3">
                <text:list text:style-name="L1">
                  <text:list-header>
                    <text:p text:style-name="P2"><text:span text:style-name="T3">Nombre d’incident</text:span></text:p>
                  </text:list-header>
                </text:list>
              </table:table-cell>
            </table:table-row>
            <table:table-row table:style-name="ro1" table:default-cell-style-name="gray2">
              <table:table-cell>
                <text:p>Jacob</text:p>
              </table:table-cell>
              <table:table-cell>
                <text:p>7</text:p>
              </table:table-cell>
              <table:table-cell table:style-name="ce4">
                <text:list text:continue-numbering="true" text:style-name="L1">
                  <text:list-header>
                    <text:p><text:span text:style-name="T4">3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8.1cm" svg:height="1.195cm" svg:x="6.101cm" svg:y="9.202cm">
          <draw:text-box>
            <text:p text:style-name="P3"><text:span text:style-name="T5">Tableau de ronde du Lycée</text:span></text:p>
          </draw:text-box>
        </draw:frame>
        <draw:custom-shape draw:style-name="gr2" draw:text-style-name="P6" draw:layer="layout" svg:width="7.7cm" svg:height="0.8cm" svg:x="10.603cm" svg:y="7.904cm">
          <text:p text:style-name="P5"><text:span text:style-name="T6">Appliquer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0.809cm" svg:height="0.809cm" svg:x="25.404cm" svg:y="6.205cm">
          <draw:image xlink:href="Pictures/10000201000000E1000000E1559FACBC0485C05B.png" xlink:type="simple" xlink:show="embed" xlink:actuate="onLoad" loext:mime-type="image/png">
            <text:p/>
          </draw:image>
        </draw:frame>
        <draw:custom-shape draw:style-name="gr2" draw:text-style-name="P6" draw:layer="layout" svg:width="7.7cm" svg:height="0.8cm" svg:x="10.605cm" svg:y="7.906cm">
          <text:p text:style-name="P5"><text:span text:style-name="T6">Appliquer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6.5cm" svg:height="0.962cm" svg:x="1.804cm" svg:y="3.243cm">
          <draw:text-box>
            <text:p>Nombre de pointage</text:p>
          </draw:text-box>
        </draw:frame>
        <draw:frame draw:style-name="gr5" draw:text-style-name="P9" draw:layer="layout" svg:width="6.3cm" svg:height="0.962cm" svg:x="1.904cm" svg:y="4.605cm">
          <draw:text-box>
            <text:p>Durée des rondes</text:p>
          </draw:text-box>
        </draw:frame>
        <draw:frame draw:style-name="gr5" draw:text-style-name="P10" draw:layer="layout" svg:width="6.3cm" svg:height="0.962cm" svg:x="15.501cm" svg:y="4.84cm">
          <draw:text-box draw:corner-radius="0.2cm">
            <text:p>Nombre d’incident</text:p>
          </draw:text-box>
        </draw:frame>
        <draw:frame draw:style-name="gr4" draw:text-style-name="P8" draw:layer="layout" svg:width="9.5cm" svg:height="0.962cm" svg:x="15.405cm" svg:y="3.306cm">
          <draw:text-box>
            <text:p>Nombre de pointeaux validés</text:p>
          </draw:text-box>
        </draw:frame>
        <draw:frame draw:style-name="gr5" draw:text-style-name="P9" draw:layer="layout" svg:width="3.6cm" svg:height="0.962cm" svg:x="1.804cm" svg:y="1.605cm">
          <draw:text-box draw:corner-radius="0.199cm">
            <text:p>Agents</text:p>
          </draw:text-box>
        </draw:frame>
        <draw:frame draw:style-name="gr3" draw:text-style-name="P7" draw:layer="layout" svg:width="0.724cm" svg:height="0.7cm" svg:x="11.004cm" svg:y="6.405cm">
          <draw:image xlink:href="Pictures/10000201000000E1000000E1C8F2DD0E86F20E68.png" xlink:type="simple" xlink:show="embed" xlink:actuate="onLoad" loext:mime-type="image/png">
            <text:p/>
          </draw:image>
        </draw:frame>
        <draw:custom-shape draw:style-name="gr6" draw:text-style-name="P6" draw:layer="layout" svg:width="4.9cm" svg:height="0.725cm" svg:x="8.501cm" svg:y="1.702cm">
          <text:p text:style-name="P5"><text:span text:style-name="T6">Tous les agent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0.6cm" svg:height="0.725cm" svg:x="13.401cm" svg:y="1.702cm">
          <text:p text:style-name="P11"><text:span text:style-name="T7">˄</text:span></text:p>
          <text:p text:style-name="P11"><text:span text:style-name="T7">˅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0.748cm" svg:height="0.748cm" svg:x="25.401cm" svg:y="3.454cm">
          <draw:image xlink:href="Pictures/10000201000000E1000000E1DD4C64957C96976E.png" xlink:type="simple" xlink:show="embed" xlink:actuate="onLoad" loext:mime-type="image/png">
            <text:p/>
          </draw:image>
        </draw:frame>
        <draw:frame draw:style-name="gr8" draw:text-style-name="P3" draw:layer="layout" svg:width="0.748cm" svg:height="0.748cm" svg:x="11.004cm" svg:y="4.705cm">
          <draw:image xlink:href="Pictures/10000201000000E1000000E1DD4C64957C96976E.png" xlink:type="simple" xlink:show="embed" xlink:actuate="onLoad" loext:mime-type="image/png">
            <text:p/>
          </draw:image>
        </draw:frame>
        <draw:frame draw:style-name="gr8" draw:text-style-name="P3" draw:layer="layout" svg:width="0.872cm" svg:height="0.795cm" svg:x="25.332cm" svg:y="4.81cm">
          <draw:image xlink:href="Pictures/100002010000038400000334FC29D3161C936D35.png" xlink:type="simple" xlink:show="embed" xlink:actuate="onLoad" loext:mime-type="image/png">
            <text:p/>
          </draw:image>
        </draw:frame>
        <draw:frame draw:style-name="gr8" draw:text-style-name="P3" draw:layer="layout" svg:width="0.872cm" svg:height="0.795cm" svg:x="11.001cm" svg:y="3.302cm">
          <draw:image xlink:href="Pictures/100002010000038400000334FC29D3161C936D35.png" xlink:type="simple" xlink:show="embed" xlink:actuate="onLoad" loext:mime-type="image/png">
            <text:p/>
          </draw:image>
        </draw:frame>
        <draw:custom-shape draw:style-name="gr9" draw:text-style-name="P6" draw:layer="layout" svg:width="3.1cm" svg:height="0.725cm" svg:x="23.704cm" svg:y="1.906cm">
          <text:p text:style-name="P5"><text:span text:style-name="T6">Lycé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cm" svg:height="0.725cm" svg:x="26.804cm" svg:y="1.906cm">
          <text:p text:style-name="P11"><text:span text:style-name="T7">˄</text:span></text:p>
          <text:p text:style-name="P11"><text:span text:style-name="T7">˅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5.6cm" svg:height="1cm" svg:x="2.503cm" svg:y="6.104cm">
          <draw:text-box>
            <text:p>Diagramme</text:p>
          </draw:text-box>
        </draw:frame>
        <draw:frame draw:style-name="gr11" draw:text-style-name="P13" draw:layer="layout" svg:width="5.3cm" svg:height="1cm" svg:x="15.701cm" svg:y="6.102cm">
          <draw:text-box draw:corner-radius="16cm">
            <text:p>Tableau</text:p>
          </draw:text-box>
        </draw:frame>
        <draw:frame draw:style-name="gr5" draw:text-style-name="P9" draw:layer="layout" svg:width="3.4cm" svg:height="0.962cm" svg:x="15.401cm" svg:y="1.74cm">
          <draw:text-box>
            <text:p>Rond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21T15:30:06.310857505</meta:creation-date>
    <meta:generator>LibreOffice/6.3.5.2$Linux_X86_64 LibreOffice_project/30$Build-2</meta:generator>
    <dc:date>2021-01-21T15:31:24.466882262</dc:date>
    <meta:editing-duration>PT1M18S</meta:editing-duration>
    <meta:editing-cycles>1</meta:editing-cycles>
    <meta:document-statistic meta:object-count="22"/>
  </office:meta>
</office:document-meta>
</file>